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Exercices dictionnaire</text:p>
          </table:table-cell>
          <table:table-cell table:style-name="ce42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table:number-columns-repeated="15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5" table:default-cell-style-name="ce81"/>
        <table:table-column table:style-name="co3" table:number-columns-repeated="8" table:default-cell-style-name="Default"/>
        <table:table-column table:style-name="co4" table:number-columns-repeated="946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4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Principe de routage</text:p>
          </table:table-cell>
          <table:table-cell table:style-name="ce83" office:value-type="string" calcext:value-type="string">
            <text:p>RIP</text:p>
          </table:table-cell>
          <table:table-cell table:style-name="ce83" office:value-type="string" calcext:value-type="string">
            <text:p>Exercices RIP</text:p>
          </table:table-cell>
          <table:table-cell table:style-name="ce87" office:value-type="string" calcext:value-type="string">
            <text:p>OSPF</text:p>
          </table:table-cell>
          <table:table-cell table:style-name="ce46" table:number-columns-repeated="2"/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4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table:number-columns-repeated="12"/>
          <table:table-cell table:style-name="ce32" table:number-columns-repeated="40"/>
          <table:table-cell table:style-name="ce33" table:number-columns-repeated="914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13"/>
          <table:table-cell table:style-name="ce88" table:number-columns-repeated="40"/>
          <table:table-cell table:style-name="ce91" table:number-columns-repeated="914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1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1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1"/>
          <table:table-cell table:number-columns-repeated="960"/>
        </table:table-row>
        <table:table-row table:style-name="ro5">
          <table:table-cell table:number-columns-repeated="2"/>
          <table:table-cell table:style-name="ce57" table:number-columns-repeated="62"/>
          <table:table-cell table:number-columns-repeated="960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2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2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8"/>
          <table:table-cell table:number-columns-repeated="960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2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60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0"/>
        </table:table-row>
        <table:table-row table:style-name="ro5">
          <table:table-cell table:number-columns-repeated="2"/>
          <table:table-cell table:style-name="ce57" table:number-columns-repeated="62"/>
          <table:table-cell table:number-columns-repeated="960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1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2"/>
          <table:table-cell table:number-columns-repeated="960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0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2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0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0"/>
        </table:table-row>
        <table:table-row table:style-name="ro9">
          <table:table-cell table:number-columns-repeated="2"/>
          <table:table-cell table:style-name="ce57" table:number-columns-repeated="62"/>
          <table:table-cell table:number-columns-repeated="960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2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1"/>
          <table:table-cell table:number-columns-repeated="960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2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0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60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2"/>
          <table:table-cell table:number-columns-repeated="960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2"/>
          <table:table-cell table:number-columns-repeated="96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2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2"/>
          <table:table-cell table:number-columns-repeated="960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7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7"/>
          <table:table-cell table:number-columns-repeated="960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8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60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2"/>
          <table:table-cell table:number-columns-repeated="96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2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1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5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2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2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60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0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7"/>
          <table:table-cell table:number-columns-repeated="960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2"/>
          <table:table-cell table:number-columns-repeated="960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08:27:39.824965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24T21:16:55.280643140</dc:date>
    <meta:editing-duration>P163DT16H50M2S</meta:editing-duration>
    <meta:editing-cycles>800</meta:editing-cycles>
    <meta:generator>LibreOffice/6.1.5.2$Linux_X86_64 LibreOffice_project/10$Build-2</meta:generator>
    <meta:document-statistic meta:table-count="3" meta:cell-count="930" meta:object-count="0"/>
  </office:meta>
</office:document-meta>
</file>